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fo:font-size="12pt" style:font-size-asian="12pt"/>
    </style:style>
    <style:style style:name="P2" style:parent-style-name="Normal" style:family="paragraph">
      <style:text-properties fo:font-size="12pt" style:font-size-asian="12pt"/>
    </style:style>
    <style:style style:name="P3" style:parent-style-name="Normal" style:family="paragraph">
      <style:text-properties fo:font-size="12pt" style:font-size-asian="12pt"/>
    </style:style>
    <style:style style:name="P4" style:parent-style-name="Normal" style:family="paragraph">
      <style:text-properties fo:font-size="12pt" style:font-size-asian="12pt"/>
    </style:style>
    <style:style style:name="T5" style:parent-style-name="DefaultParagraphFont" style:family="text">
      <style:text-properties fo:font-size="12pt" style:font-size-asian="12pt"/>
    </style:style>
    <style:style style:name="T6" style:parent-style-name="DefaultParagraphFont" style:family="text">
      <style:text-properties fo:font-size="12pt" style:font-size-asian="12pt"/>
    </style:style>
    <style:style style:name="T7" style:parent-style-name="DefaultParagraphFont" style:family="text">
      <style:text-properties style:text-position="super 66.6%" fo:font-size="12pt" style:font-size-asian="12pt"/>
    </style:style>
    <style:style style:name="T8" style:parent-style-name="DefaultParagraphFont" style:family="text">
      <style:text-properties fo:font-size="12pt" style:font-size-asian="12pt"/>
    </style:style>
    <style:style style:name="T9" style:parent-style-name="DefaultParagraphFont" style:family="text">
      <style:text-properties fo:font-size="12pt" style:font-size-asian="12pt"/>
    </style:style>
  </office:automatic-styles>
  <office:body>
    <office:text text:use-soft-page-breaks="true">
      <text:p text:style-name="P1">Main text box</text:p>
      <text:p text:style-name="P2">Meet Jack. He’s a strong, smart and diverse guy who one day grew tired of the fucked-up world he lived in. He grew tired of waiting in traffic like he was among a horde of zombies in<text:s/>metal boxes grinding their way to work, tired of people dumb enough to loathe someone because of their skin colour or country despite the fact they do the jobs they’d never consider doing when what they really want is a fancy car and a shit tonne of money,<text:s/>tired of people who would deny science and scientific discoveries that have been continuously proven time and time again because it conflicts with the fairy tales they listen to every Sunday, tired of people who think 3 minutes of internet research outweighs 2 centuries of actual research, tired of people who use unhealthy highs (and not just illegal ones) just because their life is crap to them and they can’t be assed to better their lives, tired of those who think fat oranges with really bad haircuts can<text:s/>run a country properly and tired of people who actively use social media to oppose same sex romances but hypocritically orgasm to same sex porn.</text:p>
      <text:p text:style-name="P3">He knew he had talents in flying planes, navigation, combat and outwitting other people so hard they ask him to dumb down his vocabulary, so he can be understood by their lesser minds.</text:p>
      <text:p text:style-name="P4">He decided to get the hell away from society before things got so bad and society got so stupid that some big political idiot mistook the “request coffee” button for the “launch the<text:s/>nukes!” button while waking up out of bed and accidentally or “accidentally” bombing the apes of humanity back to the stone age.<text:s/></text:p>
      <text:p text:style-name="Normal"><text:span text:style-name="T5">He decided to head to a barely known set of islands east of New Zealand because it was the furthest thing from where he had t</text:span><text:span text:style-name="T6">o spend his whole life and he’d be among a community where things are a bit more diverse than the average 1</text:span><text:span text:style-name="T7">st</text:span><text:span text:style-name="T8"><text:s/>world country lifestyle. He’d dreamt of such a colossal adventure for years and only now has he decided to bail on the dreary lifestyle he’d grown</text:span><text:span text:style-name="T9"><text:s/>sick of and get the hell away from typical societ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ckson Prince</meta:initial-creator>
    <dc:creator>Jackson Prince</dc:creator>
    <meta:creation-date>2018-02-12T19:18:00Z</meta:creation-date>
    <dc:date>2018-04-15T16:17:00Z</dc:date>
    <meta:template xlink:href="Normal.dotm" xlink:type="simple"/>
    <meta:editing-cycles>6</meta:editing-cycles>
    <meta:editing-duration>PT720S</meta:editing-duration>
    <meta:document-statistic meta:page-count="1" meta:paragraph-count="4" meta:word-count="304" meta:character-count="2038" meta:row-count="14" meta:non-whitespace-character-count="1738"/>
  </office:meta>
</office:document-meta>
</file>